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cf04" officeooo:paragraph-rsid="0014cf04"/>
    </style:style>
    <style:style style:name="P2" style:family="paragraph" style:parent-style-name="Standard">
      <style:paragraph-properties fo:text-align="justify" style:justify-single-word="false"/>
      <style:text-properties officeooo:rsid="0014cf04" officeooo:paragraph-rsid="0014cf04"/>
    </style:style>
    <style:style style:name="P3" style:family="paragraph" style:parent-style-name="Standard">
      <style:paragraph-properties fo:text-align="justify" style:justify-single-word="false"/>
      <style:text-properties officeooo:rsid="0014cf04" officeooo:paragraph-rsid="0015c207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4cf04" officeooo:paragraph-rsid="0015c207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14cf04" officeooo:paragraph-rsid="0014cf04"/>
    </style:style>
    <style:style style:name="P6" style:family="paragraph" style:parent-style-name="Standard">
      <style:paragraph-properties fo:text-align="justify" style:justify-single-word="false"/>
      <style:text-properties officeooo:rsid="0014cf04" officeooo:paragraph-rsid="001695fa"/>
    </style:style>
    <style:style style:name="P7" style:family="paragraph" style:parent-style-name="Standard">
      <style:paragraph-properties fo:text-align="justify" style:justify-single-word="false"/>
      <style:text-properties officeooo:rsid="0014cf04" officeooo:paragraph-rsid="0017d012"/>
    </style:style>
    <style:style style:name="P8" style:family="paragraph" style:parent-style-name="Standard">
      <style:paragraph-properties fo:text-align="justify" style:justify-single-word="false"/>
      <style:text-properties officeooo:rsid="0015c207" officeooo:paragraph-rsid="0015c207"/>
    </style:style>
    <style:style style:name="P9" style:family="paragraph" style:parent-style-name="Standard" style:list-style-name="L3">
      <style:paragraph-properties fo:text-align="justify" style:justify-single-word="false"/>
      <style:text-properties officeooo:rsid="0015c207" officeooo:paragraph-rsid="0015c207"/>
    </style:style>
    <style:style style:name="P10" style:family="paragraph" style:parent-style-name="Standard">
      <style:paragraph-properties fo:text-align="justify" style:justify-single-word="false"/>
      <style:text-properties officeooo:rsid="00163293" officeooo:paragraph-rsid="0015c207"/>
    </style:style>
    <style:style style:name="P11" style:family="paragraph" style:parent-style-name="Standard">
      <style:paragraph-properties fo:text-align="justify" style:justify-single-word="false"/>
      <style:text-properties officeooo:rsid="00163293" officeooo:paragraph-rsid="00163293"/>
    </style:style>
    <style:style style:name="P12" style:family="paragraph" style:parent-style-name="Standard">
      <style:paragraph-properties fo:text-align="justify" style:justify-single-word="false"/>
      <style:text-properties officeooo:rsid="001695fa" officeooo:paragraph-rsid="001695fa"/>
    </style:style>
    <style:style style:name="P13" style:family="paragraph" style:parent-style-name="Standard" style:list-style-name="L2">
      <style:paragraph-properties fo:text-align="justify" style:justify-single-word="false"/>
      <style:text-properties fo:font-style="normal" fo:font-weight="normal" officeooo:rsid="0014cf04" officeooo:paragraph-rsid="0015c207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normal" officeooo:rsid="0014cf04" officeooo:paragraph-rsid="0015c20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181ace" officeooo:paragraph-rsid="00181ace"/>
    </style:style>
    <style:style style:name="P16" style:family="paragraph" style:parent-style-name="Standard" style:list-style-name="L4">
      <style:paragraph-properties fo:text-align="justify" style:justify-single-word="false"/>
      <style:text-properties officeooo:rsid="00181ace" officeooo:paragraph-rsid="00181ac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5c207" officeooo:paragraph-rsid="0015c207"/>
    </style:style>
    <style:style style:name="P19" style:family="paragraph" style:parent-style-name="Table_20_Contents">
      <style:paragraph-properties fo:text-align="center" style:justify-single-word="false"/>
      <style:text-properties officeooo:rsid="00163293" officeooo:paragraph-rsid="00163293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63293" officeooo:paragraph-rsid="00163293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163293" officeooo:paragraph-rsid="00163293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rsid="0017d012" officeooo:paragraph-rsid="0017d012"/>
    </style:style>
    <style:style style:name="P23" style:family="paragraph" style:parent-style-name="Table_20_Contents">
      <style:paragraph-properties fo:text-align="center" style:justify-single-word="false"/>
      <style:text-properties officeooo:rsid="0017d012" officeooo:paragraph-rsid="0017d012"/>
    </style:style>
    <style:style style:name="T1" style:family="text">
      <style:text-properties officeooo:rsid="0015c207"/>
    </style:style>
    <style:style style:name="T2" style:family="text">
      <style:text-properties officeooo:rsid="001695fa"/>
    </style:style>
    <style:style style:name="T3" style:family="text">
      <style:text-properties fo:font-style="normal" fo:font-weight="normal" officeooo:rsid="0015c207" style:font-style-asian="normal" style:font-weight-asian="normal" style:font-style-complex="normal" style:font-weight-complex="normal"/>
    </style:style>
    <style:style style:name="T4" style:family="text">
      <style:text-properties officeooo:rsid="0017d012"/>
    </style:style>
    <style:style style:name="T5" style:family="text">
      <style:text-properties fo:font-weight="normal" officeooo:rsid="0017d012" style:font-weight-asian="normal" style:font-weight-complex="normal"/>
    </style:style>
    <style:style style:name="T6" style:family="text">
      <style:text-properties officeooo:rsid="00181ac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1</text:span>. Objetivo</text:p>
      <text:p text:style-name="P1"/>
      <text:p text:style-name="P1"><text:tab/>Este documento explica as várias atividades realizadas como parte do teste do sistema PEDRO.</text:p>
      <text:p text:style-name="P1"/>
      <text:p text:style-name="P1">2. Visão Geral da Aplicação</text:p>
      <text:p text:style-name="P1"/>
      <text:p text:style-name="P2"><text:tab/>PEDRO é um sistema de armazenamento com foco na segurança, utilizando criptografia, particionamento e upload de arquivos em vários serviços cloud disponíveis na configuração do sistema.</text:p>
      <text:p text:style-name="P2"/>
      <text:p text:style-name="P2">3. Escopo do Teste</text:p>
      <text:p text:style-name="P2"/>
      <text:p text:style-name="P2">a) Escopo</text:p>
      <text:p text:style-name="P3"><text:tab/><text:span text:style-name="T1">Os testes funcionais para os seguintes módulos estão no escopo:</text:span></text:p>
      <text:list xml:id="list4019031820833806140" text:style-name="L2">
        <text:list-item>
          <text:list>
            <text:list-item>
              <text:p text:style-name="P13"><text:span text:style-name="T1">Cadastro de usuários;</text:span></text:p>
            </text:list-item>
            <text:list-item>
              <text:p text:style-name="P14"><text:span text:style-name="T1">Login de usuários;</text:span></text:p>
            </text:list-item>
            <text:list-item>
              <text:p text:style-name="P14"><text:span text:style-name="T1">Particionamento de arquivos;</text:span></text:p>
            </text:list-item>
            <text:list-item>
              <text:p text:style-name="P4"><text:span text:style-name="T1">Criptografia de arquivos;</text:span></text:p>
            </text:list-item>
            <text:list-item>
              <text:p text:style-name="P4"><text:span text:style-name="T2">Decriptação de arquivos.</text:span></text:p>
            </text:list-item>
          </text:list>
        </text:list-item>
      </text:list>
      <text:p text:style-name="P2"/>
      <text:p text:style-name="P2">b) Fora do escopo</text:p>
      <text:p text:style-name="P2"><text:tab/><text:span text:style-name="T1">Não foram efetuados testes de performance para esse sistema.</text:span></text:p>
      <text:p text:style-name="P2"/>
      <text:p text:style-name="P2">c) Itens não testados</text:p>
      <text:list xml:id="list8920794543471529250" text:style-name="L3">
        <text:list-item>
          <text:list>
            <text:list-item>
              <text:p text:style-name="P5"><text:span text:style-name="T1">Envio de arquivos para clouds;</text:span></text:p>
            </text:list-item>
            <text:list-item>
              <text:p text:style-name="P9">Recuperação de arquivos nas clouds;</text:p>
            </text:list-item>
            <text:list-item>
              <text:p text:style-name="P9">Exclusão de arquivos no sistema;</text:p>
            </text:list-item>
          </text:list>
        </text:list-item>
      </text:list>
      <text:p text:style-name="P8"/>
      <text:p text:style-name="P2"/>
      <text:p text:style-name="P8">4. Métricas</text:p>
      <text:p text:style-name="P8"/>
      <text:p text:style-name="P8">d) Número de casos planejados x número de casos executados</text:p>
      <text:p text:style-name="P8">e) Número de casos aprovados / falhados</text:p>
      <text:p text:style-name="P8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8">Casos de teste planejados</text:p>
          </table:table-cell>
          <table:table-cell table:style-name="Tabela1.A1" office:value-type="string">
            <text:p text:style-name="P18">Casos de teste executados</text:p>
          </table:table-cell>
          <table:table-cell table:style-name="Tabela1.A1" office:value-type="string">
            <text:p text:style-name="P18">Casos de teste aprovados</text:p>
          </table:table-cell>
          <table:table-cell table:style-name="Tabela1.D1" office:value-type="string">
            <text:p text:style-name="P18">Casos de teste falhados</text:p>
          </table:table-cell>
        </table:table-row>
        <table:table-row>
          <table:table-cell table:style-name="Tabela1.A2" office:value-type="string">
            <text:p text:style-name="P19"><draw:frame draw:style-name="fr1" draw:name="Objeto1" text:anchor-type="paragraph" svg:x="3.575cm" svg:y="1.252cm" svg:width="9.814cm" svg:height="5.517cm" draw:z-index="0"><draw:object xlink:href="./Object 1" xlink:type="simple" xlink:show="embed" xlink:actuate="onLoad"/><draw:image xlink:href="./ObjectReplacements/Object 1" xlink:type="simple" xlink:show="embed" xlink:actuate="onLoad"/></draw:frame>21</text:p>
          </table:table-cell>
          <table:table-cell table:style-name="Tabela1.A2" office:value-type="string">
            <text:p text:style-name="P19">20</text:p>
          </table:table-cell>
          <table:table-cell table:style-name="Tabela1.A2" office:value-type="string">
            <text:p text:style-name="P19">7</text:p>
          </table:table-cell>
          <table:table-cell table:style-name="Tabela1.D2" office:value-type="string">
            <text:p text:style-name="P19">1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f) Número de defeitos identificados, status e gravidade:</text:p>
      <text:p text:style-name="P11"/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20">Crítico</text:p>
          </table:table-cell>
          <table:table-cell table:style-name="Tabela2.A1" office:value-type="string">
            <text:p text:style-name="P20">Importante</text:p>
          </table:table-cell>
          <table:table-cell table:style-name="Tabela2.A1" office:value-type="string">
            <text:p text:style-name="P20">Médio</text:p>
          </table:table-cell>
          <table:table-cell table:style-name="Tabela2.A1" office:value-type="string">
            <text:p text:style-name="P20">Visual</text:p>
          </table:table-cell>
          <table:table-cell table:style-name="Tabela2.F1" office:value-type="string">
            <text:p text:style-name="P20">Total</text:p>
          </table:table-cell>
        </table:table-row>
        <table:table-row>
          <table:table-cell table:style-name="Tabela2.A2" office:value-type="string">
            <text:p text:style-name="P21">Abertos</text:p>
          </table:table-cell>
          <table:table-cell table:style-name="Tabela2.A2" office:value-type="string">
            <text:p text:style-name="P19">0</text:p>
          </table:table-cell>
          <table:table-cell table:style-name="Tabela2.A2" office:value-type="string">
            <text:p text:style-name="P19">0</text:p>
          </table:table-cell>
          <table:table-cell table:style-name="Tabela2.A2" office:value-type="string">
            <text:p text:style-name="P19">0</text:p>
          </table:table-cell>
          <table:table-cell table:style-name="Tabela2.A2" office:value-type="string">
            <text:p text:style-name="P19">0</text:p>
          </table:table-cell>
          <table:table-cell table:style-name="Tabela2.F2" office:value-type="string">
            <text:p text:style-name="P19">0</text:p>
          </table:table-cell>
        </table:table-row>
        <table:table-row>
          <table:table-cell table:style-name="Tabela2.A2" office:value-type="string">
            <text:p text:style-name="P21">Fechados</text:p>
          </table:table-cell>
          <table:table-cell table:style-name="Tabela2.A2" office:value-type="string">
            <text:p text:style-name="P19">8</text:p>
          </table:table-cell>
          <table:table-cell table:style-name="Tabela2.A2" office:value-type="string">
            <text:p text:style-name="P19">0</text:p>
          </table:table-cell>
          <table:table-cell table:style-name="Tabela2.A2" office:value-type="string">
            <text:p text:style-name="P19">0</text:p>
          </table:table-cell>
          <table:table-cell table:style-name="Tabela2.A2" office:value-type="string">
            <text:p text:style-name="P19">0</text:p>
          </table:table-cell>
          <table:table-cell table:style-name="Tabela2.F2" office:value-type="string">
            <text:p text:style-name="P19">8</text:p>
          </table:table-cell>
        </table:table-row>
        <table:table-row>
          <table:table-cell table:style-name="Tabela2.A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Tabela2.F2" office:value-type="string">
            <text:p text:style-name="P19">8</text:p>
          </table:table-cell>
        </table:table-row>
      </table:table>
      <text:p text:style-name="P11"/>
      <text:p text:style-name="P11"/>
      <text:p text:style-name="P11"><draw:frame draw:style-name="fr2" draw:name="Objeto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g) Distribuição de defeitos – Módulo <text:span text:style-name="T4">U</text:span><text:span text:style-name="T3">suários</text:span></text:p>
      <text:p text:style-name="P12"><text:span text:style-name="T3"/></text:p>
      <text:p text:style-name="P12"><text:span text:style-name="T3"/></text:p>
      <text:p text:style-name="P12"><text:span text:style-name="T3"/></text:p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23">Cadastro</text:p>
          </table:table-cell>
          <table:table-cell table:style-name="Tabela3.A1" office:value-type="string">
            <text:p text:style-name="P23">Login</text:p>
          </table:table-cell>
          <table:table-cell table:style-name="Tabela3.D1" office:value-type="string">
            <text:p text:style-name="P23">Total</text:p>
          </table:table-cell>
        </table:table-row>
        <table:table-row>
          <table:table-cell table:style-name="Tabela3.A2" office:value-type="string">
            <text:p text:style-name="P22">Crítico</text:p>
          </table:table-cell>
          <table:table-cell table:style-name="Tabela3.A2" office:value-type="string">
            <text:p text:style-name="P23">4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4</text:p>
          </table:table-cell>
        </table:table-row>
        <table:table-row>
          <table:table-cell table:style-name="Tabela3.A2" office:value-type="string">
            <text:p text:style-name="P22">Importante</text:p>
          </table:table-cell>
          <table:table-cell table:style-name="Tabela3.A2" office:value-type="string">
            <text:p text:style-name="P23">0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0</text:p>
          </table:table-cell>
        </table:table-row>
        <table:table-row>
          <table:table-cell table:style-name="Tabela3.A2" office:value-type="string">
            <text:p text:style-name="P22">Médio</text:p>
          </table:table-cell>
          <table:table-cell table:style-name="Tabela3.A2" office:value-type="string">
            <text:p text:style-name="P23">0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0</text:p>
          </table:table-cell>
        </table:table-row>
        <table:table-row>
          <table:table-cell table:style-name="Tabela3.A2" office:value-type="string">
            <text:p text:style-name="P22">Visual</text:p>
          </table:table-cell>
          <table:table-cell table:style-name="Tabela3.A2" office:value-type="string">
            <text:p text:style-name="P23">0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0</text:p>
          </table:table-cell>
        </table:table-row>
        <table:table-row>
          <table:table-cell table:style-name="Tabela3.A2" office:value-type="string">
            <text:p text:style-name="P22">Total</text:p>
          </table:table-cell>
          <table:table-cell table:style-name="Tabela3.A2" office:value-type="string">
            <text:p text:style-name="P23">4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4</text:p>
          </table:table-cell>
        </table:table-row>
      </table:table>
      <text:p text:style-name="P6"/>
      <text:p text:style-name="P6"><draw:frame draw:style-name="fr1" draw:name="Objeto3" text:anchor-type="paragraph" svg:x="3.935cm" svg:y="0.071cm" svg:width="9.073cm" svg:height="5.106cm" draw:z-index="2"><draw:object xlink:href="./Object 3" xlink:type="simple" xlink:show="embed" xlink:actuate="onLoad" draw:notify-on-update-of-ranges="Tabela3"/><draw:image xlink:href="./ObjectReplacements/Object 3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5"/></text:p>
      <text:p text:style-name="P7"><text:soft-page-break/><text:span text:style-name="T5">h) Distribuição de defeitos – Módulo Arquivos</text:span></text:p>
      <text:p text:style-name="P6"/>
      <text:p text:style-name="P6"/>
      <text:p text:style-name="P6"/>
      <table:table table:name="Tabela4" table:style-name="Tabela4">
        <table:table-column table:style-name="Tabela4.A" table:number-columns-repeated="5"/>
        <table:table-row>
          <table:table-cell table:style-name="Tabela4.A1" office:value-type="string">
            <text:p text:style-name="P17"/>
          </table:table-cell>
          <table:table-cell table:style-name="Tabela4.A1" office:value-type="string">
            <text:p text:style-name="P23">Particionamento</text:p>
          </table:table-cell>
          <table:table-cell table:style-name="Tabela4.A1" office:value-type="string">
            <text:p text:style-name="P23">Criptografia</text:p>
          </table:table-cell>
          <table:table-cell table:style-name="Tabela4.A1" office:value-type="string">
            <text:p text:style-name="P23">Decriptação</text:p>
          </table:table-cell>
          <table:table-cell table:style-name="Tabela4.E1" office:value-type="string">
            <text:p text:style-name="P23">Total</text:p>
          </table:table-cell>
        </table:table-row>
        <table:table-row>
          <table:table-cell table:style-name="Tabela4.A2" office:value-type="string">
            <text:p text:style-name="P22">Crítico</text:p>
          </table:table-cell>
          <table:table-cell table:style-name="Tabela4.A2" office:value-type="string">
            <text:p text:style-name="P23">2</text:p>
          </table:table-cell>
          <table:table-cell table:style-name="Tabela4.A2" office:value-type="string">
            <text:p text:style-name="P23">2</text:p>
          </table:table-cell>
          <table:table-cell table:style-name="Tabela4.A2" office:value-type="string">
            <text:p text:style-name="P23">3</text:p>
          </table:table-cell>
          <table:table-cell table:style-name="Tabela4.E2" office:value-type="string">
            <text:p text:style-name="P23">6</text:p>
          </table:table-cell>
        </table:table-row>
        <table:table-row>
          <table:table-cell table:style-name="Tabela4.A2" office:value-type="string">
            <text:p text:style-name="P22">Importante</text:p>
          </table:table-cell>
          <table:table-cell table:style-name="Tabela4.A2" office:value-type="string">
            <text:p text:style-name="P23">0</text:p>
          </table:table-cell>
          <table:table-cell table:style-name="Tabela4.A2" office:value-type="string">
            <text:p text:style-name="P23">0</text:p>
          </table:table-cell>
          <table:table-cell table:style-name="Tabela4.A2" office:value-type="string">
            <text:p text:style-name="P23">0</text:p>
          </table:table-cell>
          <table:table-cell table:style-name="Tabela4.E2" office:value-type="string">
            <text:p text:style-name="P23">0</text:p>
          </table:table-cell>
        </table:table-row>
        <table:table-row>
          <table:table-cell table:style-name="Tabela4.A2" office:value-type="string">
            <text:p text:style-name="P22">Médio</text:p>
          </table:table-cell>
          <table:table-cell table:style-name="Tabela4.A2" office:value-type="string">
            <text:p text:style-name="P23">0</text:p>
          </table:table-cell>
          <table:table-cell table:style-name="Tabela4.A2" office:value-type="string">
            <text:p text:style-name="P23">0</text:p>
          </table:table-cell>
          <table:table-cell table:style-name="Tabela4.A2" office:value-type="string">
            <text:p text:style-name="P23">0</text:p>
          </table:table-cell>
          <table:table-cell table:style-name="Tabela4.E2" office:value-type="string">
            <text:p text:style-name="P23">0</text:p>
          </table:table-cell>
        </table:table-row>
        <table:table-row>
          <table:table-cell table:style-name="Tabela4.A2" office:value-type="string">
            <text:p text:style-name="P22">Visual</text:p>
          </table:table-cell>
          <table:table-cell table:style-name="Tabela4.A2" office:value-type="string">
            <text:p text:style-name="P23">0</text:p>
          </table:table-cell>
          <table:table-cell table:style-name="Tabela4.A2" office:value-type="string">
            <text:p text:style-name="P23">0</text:p>
          </table:table-cell>
          <table:table-cell table:style-name="Tabela4.A2" office:value-type="string">
            <text:p text:style-name="P23">0</text:p>
          </table:table-cell>
          <table:table-cell table:style-name="Tabela4.E2" office:value-type="string">
            <text:p text:style-name="P23">0</text:p>
          </table:table-cell>
        </table:table-row>
        <table:table-row>
          <table:table-cell table:style-name="Tabela4.A2" office:value-type="string">
            <text:p text:style-name="P22">Total</text:p>
          </table:table-cell>
          <table:table-cell table:style-name="Tabela4.A2" office:value-type="string">
            <text:p text:style-name="P23">2</text:p>
          </table:table-cell>
          <table:table-cell table:style-name="Tabela4.A2" office:value-type="string">
            <text:p text:style-name="P23">2</text:p>
          </table:table-cell>
          <table:table-cell table:style-name="Tabela4.A2" office:value-type="string">
            <text:p text:style-name="P23">3</text:p>
          </table:table-cell>
          <table:table-cell table:style-name="Tabela4.E2" office:value-type="string">
            <text:p text:style-name="P23">6</text:p>
          </table:table-cell>
        </table:table-row>
      </table:table>
      <text:p text:style-name="P6"><draw:frame draw:style-name="fr1" draw:name="Objeto4" text:anchor-type="paragraph" svg:x="1.898cm" svg:y="0.651cm" svg:width="12.755cm" svg:height="5.981cm" draw:z-index="3"><draw:object xlink:href="./Object 4" xlink:type="simple" xlink:show="embed" xlink:actuate="onLoad" draw:notify-on-update-of-ranges="Tabela4"/><draw:image xlink:href="./ObjectReplacements/Object 4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5. Tipos de testes realizados</text:p>
      <text:p text:style-name="P15"/>
      <text:p text:style-name="P15">a) Teste de integração do sistema</text:p>
      <text:list xml:id="list1514980061584834819" text:style-name="L4">
        <text:list-item>
          <text:p text:style-name="P16">Este é o teste realizado no aplicativo em teste, para verificar se o aplicativo inteiro funciona de acordo com os requisitos.</text:p>
        </text:list-item>
        <text:list-item>
          <text:p text:style-name="P16"><text:tab/>Os cenários de negócios foram testados para garantir que funcionalidades da aplicação funcionam como pretendido sem erros.</text:p>
        </text:list-item>
      </text:list>
      <text:p text:style-name="P15"/>
      <text:p text:style-name="P15">6. Ambiente de teste e ferramentas</text:p>
      <text:p text:style-name="P15"/>
      <text:p text:style-name="P15">URL da aplicação: <text:a xlink:type="simple" xlink:href="http://localhost:50962/" text:style-name="Internet_20_link" text:visited-style-name="Visited_20_Internet_20_Link">http://localhost:50962</text:a></text:p>
      <text:p text:style-name="P15">Banco de dados: SQL Server</text:p>
      <text:p text:style-name="P15"/>
      <text:p text:style-name="P15">7. Lições aprendidas</text:p>
      <text:p text:style-name="P15"/>
      <text:p text:style-name="P15">Questões enfrentadas<text:tab/><text:tab/><text:tab/><text:tab/>Soluções</text:p>
      <text:p text:style-name="P15">Infraestrutura<text:tab/><text:tab/><text:tab/><text:tab/><text:tab/>Criação de um servidor virt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0:45:36.482000000</meta:creation-date>
    <dc:date>2017-05-25T11:52:37.673000000</dc:date>
    <meta:editing-duration>PT56M39S</meta:editing-duration>
    <meta:editing-cycles>5</meta:editing-cycles>
    <meta:generator>LibreOffice/5.2.6.2$Windows_X86_64 LibreOffice_project/a3100ed2409ebf1c212f5048fbe377c281438fdc</meta:generator>
    <meta:document-statistic meta:table-count="4" meta:image-count="0" meta:object-count="4" meta:page-count="3" meta:paragraph-count="112" meta:word-count="325" meta:character-count="1820" meta:non-whitespace-character-count="16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14cm" svg:height="5.517cm" xlink:href="." xlink:type="simple" chart:class="chart:circle" chart:style-name="ch1">
        <chart:legend chart:legend-position="end" svg:x="6.387cm" svg:y="2.21cm" style:legend-expansion="high" chart:style-name="ch2"/>
        <chart:plot-area chart:style-name="ch3" chart:data-source-has-labels="both" svg:x="0.196cm" svg:y="0.11cm" svg:width="5.995cm" svg:height="5.297cm">
          <chartooo:coordinate-region svg:x="0.545cm" svg:y="0.111cm" svg:width="5.296cm" svg:height="5.29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</table:table-row>
          </table:table-header-rows>
          <table:table-rows>
            <table:table-row>
              <table:table-cell office:value-type="string">
                <text:p>Testes aprovado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estes falhados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35cm" svg:y="3.951cm" style:legend-expansion="high" chart:style-name="ch2"/>
        <chart:plot-area chart:style-name="ch3" chart:data-source-has-labels="both" svg:x="0.319cm" svg:y="0.179cm" svg:width="13.097cm" svg:height="8.641cm">
          <chartooo:coordinate-region svg:x="0.755cm" svg:y="0.378cm" svg:width="12.661cm" svg:height="7.7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ertos</text:p>
              </table:table-cell>
              <table:table-cell office:value-type="string">
                <text:p>Fechados</text:p>
              </table:table-cell>
            </table:table-row>
          </table:table-header-rows>
          <table:table-rows>
            <table:table-row>
              <table:table-cell office:value-type="string">
                <text:p>Crítico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mporta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édi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su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73cm" svg:height="5.106cm" xlink:href=".." xlink:type="simple" chart:class="chart:circle" chart:style-name="ch1">
        <chart:legend chart:legend-position="end" svg:x="6.942cm" svg:y="2.005cm" style:legend-expansion="high" chart:style-name="ch2"/>
        <chart:plot-area chart:style-name="ch3" table:cell-range-address="Tabela3.$A$2:.$C$6" chart:data-source-has-labels="both" svg:x="0.181cm" svg:y="0.102cm" svg:width="6.58cm" svg:height="4.902cm">
          <chartooo:coordinate-region svg:x="1.02cm" svg:y="0.103cm" svg:width="4.901cm" svg:height="4.901cm"/>
          <chart:axis chart:dimension="x" chart:name="primary-x" chart:style-name="ch4" chartooo:axis-type="auto">
            <chartooo:date-scale/>
            <chart:categories table:cell-range-address="Tabela3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3.$B$2:.$C$2" chart:label-cell-address="Tabela3.$A$2" chart:class="chart:circle">
            <chart:data-point chart:style-name="ch8"/>
            <chart:data-point chart:style-name="ch9"/>
          </chart:series>
          <chart:series chart:style-name="ch10" chart:values-cell-range-address="Tabela3.$B$3:.$C$3" chart:label-cell-address="Tabela3.$A$3" chart:class="chart:circle">
            <chart:data-point chart:style-name="ch8"/>
            <chart:data-point chart:style-name="ch9"/>
          </chart:series>
          <chart:series chart:style-name="ch11" chart:values-cell-range-address="Tabela3.$B$4:.$C$4" chart:label-cell-address="Tabela3.$A$4" chart:class="chart:circle">
            <chart:data-point chart:style-name="ch8"/>
            <chart:data-point chart:style-name="ch9"/>
          </chart:series>
          <chart:series chart:style-name="ch12" chart:values-cell-range-address="Tabela3.$B$5:.$C$5" chart:label-cell-address="Tabela3.$A$5" chart:class="chart:circle">
            <chart:data-point chart:style-name="ch8"/>
            <chart:data-point chart:style-name="ch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dastro</text:p>
                <draw:g>
                  <svg:desc>Tabela3.$B$1:.$C$1</svg:desc>
                </draw:g>
              </table:table-cell>
              <table:table-cell office:value-type="string">
                <text:p>Login</text:p>
              </table:table-cell>
            </table:table-row>
          </table:table-header-rows>
          <table:table-rows>
            <table:table-row>
              <table:table-cell office:value-type="string">
                <text:p>Crítico</text:p>
                <draw:g>
                  <svg:desc>Tabela3.$A$2</svg:desc>
                </draw:g>
              </table:table-cell>
              <table:table-cell office:value-type="float" office:value="4">
                <text:p>4</text:p>
                <draw:g>
                  <svg:desc>Tabela3.$B$2:.$C$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ortante</text:p>
                <draw:g>
                  <svg:desc>Tabela3.$A$3</svg:desc>
                </draw:g>
              </table:table-cell>
              <table:table-cell office:value-type="float" office:value="0">
                <text:p>0</text:p>
                <draw:g>
                  <svg:desc>Tabela3.$B$3:.$C$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édio</text:p>
                <draw:g>
                  <svg:desc>Tabela3.$A$4</svg:desc>
                </draw:g>
              </table:table-cell>
              <table:table-cell office:value-type="float" office:value="0">
                <text:p>0</text:p>
                <draw:g>
                  <svg:desc>Tabela3.$B$4:.$C$4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sual</text:p>
                <draw:g>
                  <svg:desc>Tabela3.$A$5</svg:desc>
                </draw:g>
              </table:table-cell>
              <table:table-cell office:value-type="float" office:value="0">
                <text:p>0</text:p>
                <draw:g>
                  <svg:desc>Tabela3.$B$5:.$C$5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54cm" svg:height="5.981cm" xlink:href=".." xlink:type="simple" chart:class="chart:circle" chart:style-name="ch1">
        <chart:legend chart:legend-position="end" svg:x="9.512cm" svg:y="2.193cm" style:legend-expansion="high" chart:style-name="ch2"/>
        <chart:plot-area chart:style-name="ch3" table:cell-range-address="Tabela4.$A$2:.$D$7" chart:data-source-has-labels="both" svg:x="0.255cm" svg:y="0.119cm" svg:width="9.002cm" svg:height="5.743cm">
          <chartooo:coordinate-region svg:x="1.885cm" svg:y="0.12cm" svg:width="5.742cm" svg:height="5.742cm"/>
          <chart:axis chart:dimension="x" chart:name="primary-x" chart:style-name="ch4" chartooo:axis-type="auto">
            <chartooo:date-scale/>
            <chart:categories table:cell-range-address="Tabela4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4.$B$2:.$D$2" chart:label-cell-address="Tabela4.$A$2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Tabela4.$B$3:.$D$3" chart:label-cell-address="Tabela4.$A$3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Tabela4.$B$4:.$D$4" chart:label-cell-address="Tabela4.$A$4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Tabela4.$B$5:.$D$5" chart:label-cell-address="Tabela4.$A$5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Tabela4.$B$6:.$D$6" chart:label-cell-address="Tabela4.$A$6" chart:class="chart:circle">
            <chart:data-point chart:style-name="ch8"/>
            <chart:data-point chart:style-name="ch9"/>
            <chart:data-point chart:style-name="ch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cionamento</text:p>
                <draw:g>
                  <svg:desc>Tabela4.$B$1:.$D$1</svg:desc>
                </draw:g>
              </table:table-cell>
              <table:table-cell office:value-type="string">
                <text:p>Criptografia</text:p>
              </table:table-cell>
              <table:table-cell office:value-type="string">
                <text:p>Decriptação</text:p>
              </table:table-cell>
            </table:table-row>
          </table:table-header-rows>
          <table:table-rows>
            <table:table-row>
              <table:table-cell office:value-type="string">
                <text:p>Crítico</text:p>
                <draw:g>
                  <svg:desc>Tabela4.$A$2</svg:desc>
                </draw:g>
              </table:table-cell>
              <table:table-cell office:value-type="float" office:value="2">
                <text:p>2</text:p>
                <draw:g>
                  <svg:desc>Tabela4.$B$2:.$D$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mportante</text:p>
                <draw:g>
                  <svg:desc>Tabela4.$A$3</svg:desc>
                </draw:g>
              </table:table-cell>
              <table:table-cell office:value-type="float" office:value="0">
                <text:p>0</text:p>
                <draw:g>
                  <svg:desc>Tabela4.$B$3:.$D$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édio</text:p>
                <draw:g>
                  <svg:desc>Tabela4.$A$4</svg:desc>
                </draw:g>
              </table:table-cell>
              <table:table-cell office:value-type="float" office:value="0">
                <text:p>0</text:p>
                <draw:g>
                  <svg:desc>Tabela4.$B$4:.$D$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sual</text:p>
                <draw:g>
                  <svg:desc>Tabela4.$A$5</svg:desc>
                </draw:g>
              </table:table-cell>
              <table:table-cell office:value-type="float" office:value="0">
                <text:p>0</text:p>
                <draw:g>
                  <svg:desc>Tabela4.$B$5:.$D$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Tabela4.$A$6</svg:desc>
                </draw:g>
              </table:table-cell>
              <table:table-cell office:value-type="float" office:value="2">
                <text:p>2</text:p>
                <draw:g>
                  <svg:desc>Tabela4.$B$6:.$D$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